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2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paragraph-rsid="0006cf53"/>
    </style:style>
    <style:style style:name="P3" style:family="paragraph" style:parent-style-name="Text_20_body">
      <style:text-properties officeooo:rsid="000738e1" officeooo:paragraph-rsid="000738e1"/>
    </style:style>
    <style:style style:name="P4" style:family="paragraph" style:parent-style-name="Text_20_body">
      <style:text-properties officeooo:rsid="00087423" officeooo:paragraph-rsid="00087423"/>
    </style:style>
    <style:style style:name="P5" style:family="paragraph" style:parent-style-name="Heading_20_1" style:master-page-name="Right_20_Page">
      <style:paragraph-properties style:page-number="auto"/>
      <style:text-properties style:font-name="Courier 10 Pitch2" officeooo:rsid="00087423" officeooo:paragraph-rsid="00087423"/>
    </style:style>
    <style:style style:name="P6" style:family="paragraph" style:parent-style-name="Heading_20_3">
      <style:text-properties officeooo:paragraph-rsid="0006cf53"/>
    </style:style>
    <style:style style:name="P7" style:family="paragraph" style:parent-style-name="Heading_20_3">
      <style:paragraph-properties fo:break-before="page"/>
      <style:text-properties officeooo:rsid="00087423" officeooo:paragraph-rsid="00087423"/>
    </style:style>
    <style:style style:name="T1" style:family="text">
      <style:text-properties officeooo:rsid="000738e1"/>
    </style:style>
    <style:style style:name="T2" style:family="text">
      <style:text-properties officeooo:rsid="00087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our Strong Winds (Neil Young)</text:h>
      <text:h text:style-name="Heading_20_2" text:outline-level="2">Time Signature: <text:span text:style-name="T2">4/4</text:span></text:h>
      <text:h text:style-name="Heading_20_2" text:outline-level="2">Chords: <text:span text:style-name="T1">C, Dm, F, G</text:span></text:h>
      <text:h text:style-name="Heading_20_2" text:outline-level="2">Tempo: <text:span text:style-name="T1">100 - 120</text:span> BPM</text:h>
      <text:p text:style-name="P1"/>
      <text:h text:style-name="P7" text:outline-level="3">[INTRO]</text:h>
      <text:p text:style-name="P4">C Dm G</text:p>
      <text:h text:style-name="Heading_20_3" text:outline-level="3">[VERSE 1]</text:h>
      <text:p text:style-name="P4">C <text:s text:c="24"/>Dm</text:p>
      <text:p text:style-name="P4">I think I'll go out to Alberta</text:p>
      <text:p text:style-name="P4"><text:tab/> <text:s/>G <text:s text:c="16"/>C</text:p>
      <text:p text:style-name="P4">Weather's good there in the fall</text:p>
      <text:p text:style-name="P4"><text:tab/><text:tab/> C <text:s text:c="17"/>Dm</text:p>
      <text:p text:style-name="P4">I've got some friends that I can go</text:p>
      <text:p text:style-name="P4"><text:s text:c="11"/>G <text:s text:c="8"/></text:p>
      <text:p text:style-name="P4">to working for</text:p>
      <text:p text:style-name="P4"><text:s text:c="3"/>C <text:s text:c="21"/>Dm</text:p>
      <text:p text:style-name="P4">Still I wish you'd change your mind</text:p>
      <text:p text:style-name="P4"><text:s text:c="5"/>G <text:s text:c="15"/>C</text:p>
      <text:p text:style-name="P4">If I ask you one more time</text:p>
      <text:p text:style-name="P4"><text:tab/> Dm</text:p>
      <text:p text:style-name="P4">But we've been through that</text:p>
      <text:p text:style-name="P4"><text:s text:c="2"/>F <text:s text:c="12"/>G</text:p>
      <text:p text:style-name="P4">a hundred times before</text:p>
      <text:h text:style-name="Heading_20_3" text:outline-level="3">[CHORUS]</text:h>
      <text:p text:style-name="P4"><text:tab/> C <text:s text:c="14"/>Dm</text:p>
      <text:p text:style-name="P4">Four strong winds that blow lonely</text:p>
      <text:p text:style-name="P4"><text:tab/>G <text:s text:c="12"/>C</text:p>
      <text:p text:style-name="P4">Seven seas that run high</text:p>
      <text:p text:style-name="P4"><text:tab/><text:tab/>C <text:s text:c="16"/>Dm <text:s text:c="8"/></text:p>
      <text:p text:style-name="P4">All those things that don't change</text:p>
      <text:p text:style-name="P4"><text:soft-page-break/><text:s text:c="10"/>G</text:p>
      <text:p text:style-name="P4">come what may</text:p>
      <text:p text:style-name="P4"><text:tab/> <text:s/>C <text:s text:c="17"/>Dm</text:p>
      <text:p text:style-name="P4">For the good times are all gone</text:p>
      <text:p text:style-name="P4"><text:tab/> <text:s/>G <text:s text:c="15"/>C</text:p>
      <text:p text:style-name="P4">And I'm bound for moving on</text:p>
      <text:p text:style-name="P4"><text:s text:c="10"/>Dm <text:s text:c="12"/>F <text:s text:c="13"/>G <text:s text:c="9"/></text:p>
      <text:p text:style-name="P4">I'll look for you if I'm ever back this way</text:p>
      <text:h text:style-name="Heading_20_3" text:outline-level="3">[VERSE 2]</text:h>
      <text:p text:style-name="P4"><text:s text:c="5"/>C <text:s text:c="19"/>Dm</text:p>
      <text:p text:style-name="P4">If I get there before the snow flies,</text:p>
      <text:p text:style-name="P4"><text:s text:c="7"/>G <text:s text:c="19"/></text:p>
      <text:p text:style-name="P4">And if things are looking good</text:p>
      <text:p text:style-name="P4"><text:s text:c="10"/>C <text:s text:c="11"/>Dm <text:s text:c="15"/>G</text:p>
      <text:p text:style-name="P4">You could meet me if I sent you down the fare</text:p>
      <text:p text:style-name="P4"><text:s text:c="2"/>C <text:s text:c="15"/>Dm</text:p>
      <text:p text:style-name="P4">But by then it would be winter</text:p>
      <text:p text:style-name="P4"><text:s text:c="8"/>G <text:s text:c="14"/>C</text:p>
      <text:p text:style-name="P4">Not too much for you to do</text:p>
      <text:p text:style-name="P4"><text:s text:c="10"/>Dm <text:s text:c="17"/>F</text:p>
      <text:p text:style-name="P4">And those winds sure can blow cold</text:p>
      <text:p text:style-name="P4"><text:s text:c="8"/>G <text:s text:c="8"/></text:p>
      <text:p text:style-name="P4">way out there <text:s/></text:p>
      <text:h text:style-name="Heading_20_3" text:outline-level="3">[CHORUS]</text:h>
      <text:p text:style-name="P4"><text:tab/> C <text:s text:c="14"/>Dm</text:p>
      <text:p text:style-name="P4">Four strong winds that blow lonely</text:p>
      <text:p text:style-name="P4"><text:tab/>G <text:s text:c="12"/>C</text:p>
      <text:p text:style-name="P4">Seven seas that run high</text:p>
      <text:p text:style-name="P4"><text:soft-page-break/><text:tab/><text:tab/>C <text:s text:c="16"/>Dm <text:s text:c="8"/></text:p>
      <text:p text:style-name="P4">All those things that don't change</text:p>
      <text:p text:style-name="P4"><text:s text:c="10"/>G</text:p>
      <text:p text:style-name="P4">come what may</text:p>
      <text:p text:style-name="P4"><text:tab/> <text:s/>C <text:s text:c="17"/>Dm</text:p>
      <text:p text:style-name="P4">For the good times are all gone</text:p>
      <text:p text:style-name="P4"><text:tab/> <text:s/>G <text:s text:c="15"/>C</text:p>
      <text:p text:style-name="P4">And I'm bound for moving on</text:p>
      <text:p text:style-name="P4"><text:s text:c="10"/>Dm <text:s text:c="12"/>F <text:s text:c="13"/>G <text:s text:c="9"/></text:p>
      <text:p text:style-name="P4">I'll look for you if I'm ever back this w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2" svg:font-family="'Courier 10 Pitch'" style:font-pitch="fixed"/>
    <style:font-face style:name="Courier 10 Pitch1" svg:font-family="'Courier 10 Pitch'" style:font-adornments="Bold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Courier 10 Pitch" fo:font-family="'Courier 10 Pitch'" style:font-style-name="Regular" style:font-pitch="fixed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ourier 10 Pitch1" fo:font-family="'Courier 10 Pitch'" style:font-style-name="Bold" style:font-pitch="fixed" fo:font-size="15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Courier 10 Pitch" fo:font-family="'Courier 10 Pitch'" style:font-style-name="Regular" style:font-pitch="fixed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cm" fo:margin-bottom="0.25cm" loext:contextual-spacing="false"/>
      <style:text-properties fo:color="#000000" style:font-name="Courier 10 Pitch1" fo:font-family="'Courier 10 Pitch'" style:font-style-name="Bold" style:font-pitch="fixed" fo:font-size="18pt" fo:font-weight="bold" style:font-size-asian="14pt" style:font-weight-asian="bold" style:font-size-complex="14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09:56:08.416578970</meta:creation-date>
    <meta:editing-duration>PT4M59S</meta:editing-duration>
    <meta:editing-cycles>2</meta:editing-cycles>
    <meta:generator>LibreOffice/4.3.3.2$Linux_X86_64 LibreOffice_project/430m0$Build-2</meta:generator>
    <dc:title>Lyric Sheet</dc:title>
    <dc:date>2017-04-02T10:01:07.284885572</dc:date>
    <meta:document-statistic meta:table-count="0" meta:image-count="0" meta:object-count="0" meta:page-count="4" meta:paragraph-count="68" meta:word-count="265" meta:character-count="1693" meta:non-whitespace-character-count="883"/>
    <meta:template xlink:type="simple" xlink:actuate="onRequest" xlink:title="Lyric Sheet" xlink:href="../../../../.config/libreoffice/4/user/template/Lyric%20Sheet1.ott" meta:date="2017-04-02T09:56:08.261285138"/>
  </office:meta>
</office:document-meta>
</file>